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a55a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0" table:default-cell-style-name="Default"/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Szyf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formula="of:=CHAR(IF(CODE(LOWER([.D2]))+1&gt;122;CODE(LOWER([.D2]) )+1-26;CODE(LOWER([.D2]) )+1) )" office:value-type="string" office:string-value="w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formula="of:=CHAR(IF(CODE(LOWER([.D3]))+1&gt;122;CODE(LOWER([.D3]) )+1-26;CODE(LOWER([.D3]) )+1) )" office:value-type="string" office:string-value="d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formula="of:=CHAR(IF(CODE(LOWER([.D4]))+1&gt;122;CODE(LOWER([.D4]) )+1-26;CODE(LOWER([.D4]) )+1) )" office:value-type="string" office:string-value="c" calcext:value-type="string">
            <text:p>c</text:p>
          </table:table-cell>
          <table:table-cell table:formula="of:=CHAR(IF(CODE(LOWER([.D2]))+1&gt;122;CODE(LOWER([.D2]) )+1-26;CODE(LOWER([.D2]) )+1) )" office:value-type="string" office:string-value="w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formula="of:=CHAR(IF(CODE(LOWER([.D5]))+1&gt;122;CODE(LOWER([.D5]) )+1-26;CODE(LOWER([.D5]) )+1) )" office:value-type="string" office:string-value="j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style-name="ce1" office:value-type="string" calcext:value-type="string">
            <text:p>u</text:p>
          </table:table-cell>
          <table:table-cell table:formula="of:=CHAR(IF(CODE(LOWER([.D6]))+1&gt;122;CODE(LOWER([.D6]) )+1-26;CODE(LOWER([.D6]) )+1) )" office:value-type="string" office:string-value="v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formula="of:=CHAR(IF(CODE(LOWER([.D7]))+1&gt;122;CODE(LOWER([.D7]) )+1-26;CODE(LOWER([.D7]) )+1) )" office:value-type="string" office:string-value="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formula="of:=CHAR(IF(CODE(LOWER([.D8]))+1&gt;122;CODE(LOWER([.D8]) )+1-26;CODE(LOWER([.D8]) )+1) )" office:value-type="string" office:string-value="i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formula="of:=CHAR(IF(CODE(LOWER([.D9]))+1&gt;122;CODE(LOWER([.D9]) )+1-26;CODE(LOWER([.D9]) )+1) )" office:value-type="string" office:string-value="d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formula="of:=CHAR(IF(CODE(LOWER([.D10]))+1&gt;122;CODE(LOWER([.D10]) )+1-26;CODE(LOWER([.D10]) )+1) )" office:value-type="string" office:string-value="e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style-name="ce1" office:value-type="string" calcext:value-type="string">
            <text:p>u</text:p>
          </table:table-cell>
          <table:table-cell table:formula="of:=CHAR(IF(CODE(LOWER([.D11]))+1&gt;122;CODE(LOWER([.D11]) )+1-26;CODE(LOWER([.D11]) )+1) )" office:value-type="string" office:string-value="v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formula="of:=CHAR(IF(CODE(LOWER([.D12]))+1&gt;122;CODE(LOWER([.D12]) )+1-26;CODE(LOWER([.D12]) )+1) )" office:value-type="string" office:string-value="e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D</text:p>
          </table:table-cell>
          <table:table-cell office:value-type="string" calcext:value-type="string">
            <text:p>EFGH</text:p>
          </table:table-cell>
          <table:table-cell office:value-type="string" calcext:value-type="string">
            <text:p>IJKL</text:p>
          </table:table-cell>
          <table:table-cell office:value-type="string" calcext:value-type="string">
            <text:p>MNOP</text:p>
          </table:table-cell>
          <table:table-cell office:value-type="string" calcext:value-type="string">
            <text:p>QRST</text:p>
          </table:table-cell>
          <table:table-cell office:value-type="string" calcext:value-type="string">
            <text:p>UVWX</text:p>
          </table:table-cell>
          <table:table-cell office:value-type="string" calcext:value-type="string">
            <text:p>Y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UCZ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</text:p>
          </table:table-cell>
          <table:table-cell table:formula="of:=CHAR(CODE([.A15])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1:01:55.144843562</meta:creation-date>
    <dc:date>2020-02-20T11:40:19.091540802</dc:date>
    <meta:editing-duration>PT7M10S</meta:editing-duration>
    <meta:editing-cycles>1</meta:editing-cycles>
    <meta:document-statistic meta:table-count="1" meta:cell-count="108" meta:object-count="0"/>
    <meta:generator>LibreOffice/6.0.7.3$Linux_X86_64 LibreOffice_project/00m0$Build-3</meta:generator>
  </office:meta>
</office:document-meta>
</file>